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officeooo:rsid="0014f694" officeooo:paragraph-rsid="0014f694"/>
    </style:style>
    <style:style style:name="P2" style:family="paragraph" style:parent-style-name="Text_20_body" style:list-style-name="L1">
      <style:text-properties officeooo:rsid="0014f694" officeooo:paragraph-rsid="0014f694"/>
    </style:style>
    <style:style style:name="P3" style:family="paragraph" style:parent-style-name="Text_20_body" style:list-style-name="L1">
      <style:text-properties officeooo:rsid="001686bd" officeooo:paragraph-rsid="001686bd"/>
    </style:style>
    <style:style style:name="P4" style:family="paragraph" style:parent-style-name="Text_20_body" style:list-style-name="L1">
      <style:text-properties officeooo:rsid="00153495" officeooo:paragraph-rsid="00153495"/>
    </style:style>
    <style:style style:name="P5" style:family="paragraph" style:parent-style-name="Text_20_body" style:list-style-name="L1">
      <style:text-properties officeooo:rsid="00153495" officeooo:paragraph-rsid="0016ede1"/>
    </style:style>
    <style:style style:name="P6" style:family="paragraph" style:parent-style-name="Text_20_body" style:list-style-name="L1">
      <style:text-properties officeooo:rsid="0016ede1" officeooo:paragraph-rsid="0016ede1"/>
    </style:style>
    <style:style style:name="P7" style:family="paragraph" style:parent-style-name="Text_20_body" style:list-style-name="L1">
      <style:text-properties officeooo:rsid="0016ede1" officeooo:paragraph-rsid="001717e7"/>
    </style:style>
    <style:style style:name="P8" style:family="paragraph" style:parent-style-name="Text_20_body" style:list-style-name="L1">
      <style:text-properties officeooo:rsid="001b071f" officeooo:paragraph-rsid="001b071f"/>
    </style:style>
    <style:style style:name="P9" style:family="paragraph" style:parent-style-name="Text_20_body" style:list-style-name="L1">
      <style:text-properties officeooo:rsid="001bcf62" officeooo:paragraph-rsid="001bcf62"/>
    </style:style>
    <style:style style:name="P10" style:family="paragraph" style:parent-style-name="Text_20_body" style:list-style-name="L1">
      <style:text-properties officeooo:rsid="001bd430" officeooo:paragraph-rsid="001bd430"/>
    </style:style>
    <style:style style:name="P11" style:family="paragraph" style:parent-style-name="Text_20_body" style:list-style-name="L1">
      <style:text-properties fo:language="cs" fo:country="CZ" officeooo:rsid="001bd430" officeooo:paragraph-rsid="001bd430"/>
    </style:style>
    <style:style style:name="T1" style:family="text">
      <style:text-properties officeooo:rsid="0016ede1"/>
    </style:style>
    <style:style style:name="T2" style:family="text">
      <style:text-properties officeooo:rsid="001717e7"/>
    </style:style>
    <style:style style:name="T3" style:family="text">
      <style:text-properties fo:color="#ff0000"/>
    </style:style>
    <style:style style:name="T4" style:family="text">
      <style:text-properties fo:color="#ff0000" officeooo:rsid="001717e7"/>
    </style:style>
    <style:style style:name="T5" style:family="text">
      <style:text-properties fo:language="en" fo:country="US"/>
    </style:style>
    <style:style style:name="T6" style:family="text">
      <style:text-properties fo:language="cs" fo:country="CZ"/>
    </style:style>
    <style:style style:name="T7" style:family="text">
      <style:text-properties fo:language="cs" fo:country="CZ" officeooo:rsid="001dffc7"/>
    </style:style>
    <style:style style:name="T8" style:family="text">
      <style:text-properties officeooo:rsid="001e68e0"/>
    </style:style>
    <style:style style:name="T9" style:family="text">
      <style:text-properties officeooo:rsid="00204cc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UMR: Jak na Github ve Windows</text:h>
      <text:list xml:id="list1528346447" text:style-name="L1">
        <text:list-item>
          <text:p text:style-name="P2">Stáhnout a nainstalovat Git pro Windows (<text:a xlink:type="simple" xlink:href="https://git-scm.com/download/win" text:style-name="Internet_20_link" text:visited-style-name="Visited_20_Internet_20_Link">https://git-scm.com/download/win</text:a>). To je jádro, které zajistí komunikaci počítače s Githubem. Dá se ovládat z příkazového řádku, ale typicky to nebudeme dělat a necháme Tortoise Git, aby to jádro ovládal za nás.</text:p>
          <text:list>
            <text:list-item>
              <text:p text:style-name="P3">Během instalace Gitu budeme dotázáni na jméno a e-mailovou adresu. Tyto údaje nemusí nijak odpovídat našim přihlašovacím údajům na Github. Slouží pouze jako podpis, který se přilepí ke každé verzi obsahu našeho repozitáře, kterou uložíme. Neslouží ale k tomu, aby Github poznal, že máme právo nové verze odeslat na jeho server.</text:p>
            </text:list-item>
          </text:list>
        </text:list-item>
        <text:list-item>
          <text:p text:style-name="P2">Stáhnout a nainstalovat Tortoise Git (<text:a xlink:type="simple" xlink:href="https://tortoisegit.org/download/" text:style-name="Internet_20_link" text:visited-style-name="Visited_20_Internet_20_Link">https://tortoisegit.org/download/</text:a>). To je grafické rozhraní ke Gitu, přístupné přes kliknutí pravou myší na soubor nebo složku v Průzkumníku Windows. Pokud jste dříve používali Tortoise SVN, bude vám ovládání povědomé.</text:p>
        </text:list-item>
        <text:list-item>
          <text:p text:style-name="P4">Dále budeme potřebovat dva programy z balíku PuTTY: PuTTYgen a Pageant. Pokud jste používali PuTTY jako SSH klienta pro přístup do úfalí sítě, nejspíš už jste je měli. V každém případě jste je teď získali i jako součást Tortoise Gitu. Je tedy možné, že máte kopie těchto programů na dvou různých místech. <text:span text:style-name="T9">Teoreticky je jedno, kterou z nich použijete, až na to, že pokud máte příliš starou verzi programu, může se stát, že používá protokol nebo šifrovací algoritmus, který mezitím přestal být považován za bezpečný a Github ho nepodporuje.</text:span></text:p>
        </text:list-item>
        <text:list-item>
          <text:p text:style-name="P4">PuTTYgen pustíme jednorázově, abychom vygenerovali dvojici veřejného a soukromého klíče pro přístup na Github. Pokud už máte takovou dvojici klíčů <text:span text:style-name="T1">z nějakého důvodu </text:span>z dřívějška, pravděpodobně ji můžete využít i zde a nemusíte generovat novou. Veřejný klíč je určený k nahrání do vašeho profilu na Github. Spíš než jako klíč si ho představte jako klíčovou dírku. Kdokoli se později prokáže pasujícím soukromým klíčem, dostane na Githubu práva spojená s vaším účtem, např. tedy právo zápisu do repozitáře ufal/UMR. Soukromý klíč budete mít uložený v souboru na svém počítači a bude zašifrován s použitím hesla, aby ho nemohl použít každý, kdo získal přístup k vašemu počítači.</text:p>
        </text:list-item>
        <text:list-item>
          <text:p text:style-name="P5">PuTTYgen je jedno okno. Nejdřív klikněte na tlačítko Generovat, pak podle pokynů jezděte náhodně myší, až než bude program spokojen a klíč vygenerován. Potom zadejte a zopakujte heslo pro soukromý klíč. Potom si uložte soukromý klíč někam na disk do souboru s příponou .ppk, např. soukromy-klic.ppk. Následovně přímo z okna okopírujte řetězec s OpenSSH verzí veřejného klíče (pozor, když stisknete tlačítko Uložit veřejný klíč, bude to možná v jiném formátu, který se Githubu nebude líbit). Na Githubu najděte stránku svého profilu, klikněte na Settings <text:span text:style-name="T1">(</text:span><text:a xlink:type="simple" xlink:href="https://github.com/settings/profile" text:style-name="Internet_20_link" text:visited-style-name="Visited_20_Internet_20_Link"><text:span text:style-name="T1">https://github.com/settings/profile</text:span></text:a><text:span text:style-name="T1">)</text:span>, v menu vyberte SSH <text:span text:style-name="T1">and GPG</text:span> keys, zvolte <text:span text:style-name="T1">New SSH</text:span> key a vložte text klíče, který jste okopírovali z okna PuTTYgenu.</text:p>
        </text:list-item>
        <text:list-item>
          <text:p text:style-name="P6">Program Pageant na vašem počítači slouží k tomu, abyste nemuseli zadávat heslo k soukromému klíči znova při každé interakci s Githubem. Když ho spustíte, řeknete mu, kde leží soubor s vaším soukromým klíčem, na požádání sdělíte heslo ke klíči, Pageant si ho rozšifruje, nechá si ho v paměti a sám pak zůstane běžet na pozadí, aby mohl váš soukromý <text:soft-page-break/>klíč dodat pokaždé, když ho bude Tortoise Git potřebovat. Dokud tedy Pageant poběží, nebudete muset zadávat heslo znova. Pokud ale restartujete počítač (popř. ručně vypnete Pageant), budete muset znova spustit Pageant, otevřít soubor s klíčem a zadat heslo.</text:p>
          <text:list>
            <text:list-item>
              <text:p text:style-name="P7">Chcete-li, můžete nastavit Windows tak, aby se vždy po restartu počítače Pageant automaticky spustil a načetl dotyčný soukromý klíč. <text:span text:style-name="T2">K tomu potřebujete nejdříve najít umístění programu Pageant na vašem počítači, např. C:\Program Files\TortoiseGit\bin\pageant.exe. Když ho najdete, klikněte na něj pravou myší, vyberte „Kopírovat“, pak klikněte pravou myší třeba na plochu a vyberte „Vložit zástupce“. Vytvoří se vám soubor „pageant.exe – zástupce“, můžete si ho klidně přejmenovat, chcete-li. Pak na něj klikněte pravou myší, otevřete „Vlastnosti“, otevře se okno, v něm vyberte záložku „Zástupce“ a do kolonky „Spustit v“ vyplňte složku, do které jste uložili svůj soukromý klíč, např. „C:\Users\</text:span><text:span text:style-name="T4">Dan</text:span><text:span text:style-name="T2">\Documents\Klíče“. Do kolonky „Cíl“ potom přidejte jméno souboru s klíčem, takže tam budete mít jak cestu k programu Pageant, tak soubor s klíčem, třeba takto: „"C:\Program Files\TortoiseGit\bin\pageant.exe" "soukromy-klic.ppk"“. Vlastnosti uložte stisknutím OK. Poslední krok je, že tohoto zástupce musíte zkopírovat (nebo přesunout) do složky, kde Windows hledají programy ke spuštění po startu. Klikněte na zástupce, stiskněte CTRL+C (nebo klikněte pravou myší a vyberte „Kopírovat“), potom v Průzkumníkovi Windows zadejte do adresního řádku</text:span> „<text:span text:style-name="T2">shell:startup“ a stiskněte Enter. Mně to skočí do adresáře „C:\Users\</text:span><text:span text:style-name="T4">Dan</text:span><text:span text:style-name="T2">\AppData\Roaming\Microsoft\Windows\Start Menu\Programs“, ale u vás se ta cesta bude lišit přinejmenším uživatelským jménem, možná i víc. Do této složky vlezte a zástupce tam vložte (CTRL+V). Po příštím restartu počítače by se měl Pageant sám spustit a zobrazit výzvu, abyste zadali heslo ke svému soukromému klíči.</text:span></text:p>
            </text:list-item>
          </text:list>
        </text:list-item>
        <text:list-item>
          <text:p text:style-name="P8">Máme vše nainstalováno, nyní můžeme provést prvotní vybalení naší lokální kopie repozitáře UMR. Otevřete prohlížeč a jděte na stránku repozitáře na Githubu (<text:a xlink:type="simple" xlink:href="https://github.com/ufal/UMR" text:style-name="Internet_20_link" text:visited-style-name="Visited_20_Internet_20_Link">https://github.com/ufal/UMR</text:a>). Kousek napravo od středu je výrazné zelené tlačítko „&lt;&gt; Code“. Klikněte na něj, objeví se záložka „Local“, v ní podzáložky „HTTPS“, „SSH“ a „GitHub CLI“, vyberte tu prostřední, tj. „SSH“. Objeví se adresa, kterou potřebuje Tortoise Git na vašem počítači, aby se s repozitářem UMR mohl synchronizovat: „<text:a xlink:type="simple" xlink:href="mailto:git@github.com" text:style-name="Internet_20_link" text:visited-style-name="Visited_20_Internet_20_Link">git@github.com</text:a>:ufal/UMR.git“. Zkopírujte ji do schránky. Pak na svém počítači otevřete Průzkumník Windows a jděte do složky, ve které chcete mít kopii UMR jako podsložku. Třeba do C:\Users\<text:span text:style-name="T3">Dan</text:span>\Documents. Klikněte na složku pravou myší, z kontextového menu vyberte „Git Clone…“. Objeví se okno, v něm je důležitá kolonka URL, v ní už by mělo být předvyplněno to, co máte ve schránce, tedy „<text:a xlink:type="simple" xlink:href="mailto:git@github.com" text:style-name="Internet_20_link" text:visited-style-name="Visited_20_Internet_20_Link">git@github.com</text:a>:ufal/UMR.git“. Klikněte na OK. Vybalí se vám lokální kopie složky UMR. Pokud jste dříve pracovali s Tortoise SVN, bude vám povědomé, že složka má na své ikoně přidané zelené kolečko s fajfkou, značící, že nemáte žádné lokální neuložené změny.</text:p>
        </text:list-item>
        <text:list-item>
          <text:p text:style-name="P9">Klikněte pravou myší na složku UMR, z kontextové nabídky vyberte „TortoiseGit / Pull…“ To je obdoba svn update, tj. spojí se se serverem (na Githubu), zjistí, zda tam někdo nahrál nové změny, které ještě nemáte lokálně, a pokud ano, tak je stáhne a integruje do vaší lokální verze. Teď těsně po naklonování tam pravděpodobně nic nového není, ale v budoucnosti bude tohle jedna z nejdůležitějších operací, kterou budete dělat.</text:p>
        </text:list-item>
        <text:list-item>
          <text:p text:style-name="P9"><text:soft-page-break/>Jestliže provedete změny v nějakém souboru ve složce UMR, dotyčný soubor i složky nad ním změní ikonu a červené kolečko vás bude varovat, že máte lokální změny, které ještě nebyly uloženy jako další verze obsahu repozitáře. V SVN by vám stačilo provést příkaz commit, tady budou kroky dva: commit a push. Ten první sice uloží do historie gitu novou verzi (ke které se později budete moci vrátit), ale ještě nekomunikuje se serverem na Githubu, vše se děje pouze lokálně: klikněte pravou myší na složku UMR, vyberte „Git Commit <text:span text:style-name="T5">→ "main"…</text:span><text:span text:style-name="T6">“, vyplňte krátký popis změn do políčka „Message“, pak stiskněte tlačítko „Commit“. Druhý krok, „Push“, vám bude nabídnut hned po doběhnutí Commitu; k němu už potřebujete být připojeni k internetu. TortoiseGit se zeptá Githubu, zda tam mezitím nepřibyly změny od někoho jiného. Pokud ano, Push skončí chybou a vy budete vyzváni, abyste si nejdřív synchronizovali svou lokální verzi pomocí Pull, pak abyste zkusili Push zopakovat. Pokud na serveru nic nového není, Push se rovnou provede.</text:span></text:p>
        </text:list-item>
        <text:list-item>
          <text:p text:style-name="P11">Pokud chcete do gitového verzování přidat nový soubor, umístěte ho do složky UMR, klikněte na něj pravou myší, vyberte „TortoiseGit / Add…“. Potom proveďte Commit a Push.</text:p>
        </text:list-item>
        <text:list-item>
          <text:p text:style-name="P10"><text:span text:style-name="T6">V prohlížeči můžete obnovit stránku repozitáře na Githubu a přesvědčit se, že jsou tam Vaše změny vidět. Historii commitů můžete vidět zde: </text:span><text:a xlink:type="simple" xlink:href="https://github.com/ufal/UMR/commits/main" text:style-name="Internet_20_link" text:visited-style-name="Visited_20_Internet_20_Link">https://github.com/ufal/UMR/commits/main</text:a><text:span text:style-name="T6">. Procházet obsah repozitáře můžete na záložce Code, tj. na adrese </text:span><text:a xlink:type="simple" xlink:href="https://github.com/ufal/UMR" text:style-name="Internet_20_link" text:visited-style-name="Visited_20_Internet_20_Link">https://github.com/ufal/UMR</text:a><text:span text:style-name="T6">. A diskuse o různých problémech, na které narazíme, je na záložce Issues, tj. na adrese </text:span><text:a xlink:type="simple" xlink:href="https://github.com/ufal/UMR/issues" text:style-name="Internet_20_link" text:visited-style-name="Visited_20_Internet_20_Link">https://github.com/ufal/UMR/issues</text:a><text:span text:style-name="T6">. Na záložce Code je tedy obsah repozitáře, tj. soubory, které se Vám prostřednictvím TortoiseGit synchronizují na váš počítač. Naproti tomu diskuse v Issues vidíte pouze na webu a nejsou obsahem repozitáře (dají se ale velmi dobře vytvářet odkazy z diskuse na jednotlivé soubory v repozitáři, nebo dokonce i na konkrétní řádky uvnitř textového souboru; </text:span><text:span text:style-name="T7">kromě toho se dají dělat odkazy z jednoho issue do jiného</text:span><text:span text:style-name="T6">). Vpravo nahoře v prohlížeči máte nabídku, která se pravděpodobně jmenuje „Watch“ (následováno číslem). Tam můžete vybrat „All activity“. Od té chvíle dostanete notifikaci e-mailem pokaždé, když někdo založí novou diskusi (issue) u repozitáře UMR. Výchozí stav je, že je tam zaškrtnuto „Participating and @mentions“, což znamená, že notifikace e-mailem vám přijde pouze u takového issue, který jste založili, do kterého jste přispěli nějakým komentářem, nebo ve kterém vás někdo zmínil pomocí znaku @ následovaného vaším uživatelským jméne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6-12T18:47:41.732000000</meta:creation-date>
    <dc:date>2023-06-16T08:00:08.834000000</dc:date>
    <dc:creator>Daniel Zeman</dc:creator>
    <meta:editing-duration>PT28M27S</meta:editing-duration>
    <meta:editing-cycles>10</meta:editing-cycles>
    <meta:generator>LibreOffice/5.3.1.2$Windows_X86_64 LibreOffice_project/e80a0e0fd1875e1696614d24c32df0f95f03deb2</meta:generator>
    <meta:document-statistic meta:table-count="0" meta:image-count="0" meta:object-count="0" meta:page-count="3" meta:paragraph-count="14" meta:word-count="1382" meta:character-count="9135" meta:non-whitespace-character-count="7779"/>
  </office:meta>
</office:document-meta>
</file>